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95cm" fo:min-width="3.79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608cm" fo:min-width="4.897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607cm" fo:min-width="3.94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147cm" fo:min-width="4.092cm"/>
      <style:paragraph-properties style:writing-mode="lr-tb"/>
    </style:style>
    <style:style style:name="gr6" style:family="graphic" style:parent-style-name="objectwithoutfill">
      <style:graphic-properties draw:marker-end="Arrowheads_20_7" draw:marker-end-width="0.3cm" draw:fill="none" draw:textarea-vertical-align="middle"/>
    </style:style>
    <style:style style:name="gr7" style:family="graphic" style:parent-style-name="objectwithoutfill">
      <style:graphic-properties draw:marker-end="Arrowheads_20_10" draw:marker-end-width="0.3cm" draw:fill="none" draw:textarea-vertical-align="middle"/>
    </style:style>
    <style:style style:name="gr8" style:family="graphic" style:parent-style-name="objectwithoutfill">
      <style:graphic-properties draw:marker-end="Arrowheads_20_14" draw:marker-end-width="0.3cm" draw:fill="none" draw:textarea-vertical-align="middle"/>
    </style:style>
    <style:style style:name="gr9" style:family="graphic" style:parent-style-name="objectwithoutfill">
      <style:graphic-properties draw:marker-end="Arrowheads_20_15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762cm" svg:height="1.905cm" svg:x="7.35cm" svg:y="1.317cm">
          <text:p text:style-name="P1">Начало программы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5.397cm" svg:height="2.858cm" svg:x="7.033cm" svg:y="4.174cm">
          <text:p text:style-name="P1">start=0;</text:p>
          <text:p text:style-name="P1"><text:s/>end=0;</text:p>
          <text:p text:style-name="P1"><text:s/>step=0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9.731cm" svg:y1="3.222cm" svg:x2="9.732cm" svg:y2="4.174cm" draw:start-shape="id1" draw:start-glue-point="6" draw:end-shape="id2" draw:end-glue-point="4" svg:d="M9731 3222v476h1v476" svg:viewBox="0 0 2 953">
          <text:p/>
        </draw:connector>
        <draw:custom-shape draw:style-name="gr4" draw:text-style-name="P1" xml:id="id3" draw:id="id3" draw:layer="layout" svg:width="7.303cm" svg:height="2.857cm" svg:x="6.08cm" svg:y="7.985cm">
          <text:p text:style-name="P1">Ввод start,end,step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2" draw:layer="layout" svg:x1="9.732cm" svg:y1="7.032cm" svg:x2="9.732cm" svg:y2="7.985cm" draw:start-shape="id2" draw:start-glue-point="6" draw:end-shape="id3" draw:end-glue-point="5" svg:d="M9732 7032v953" svg:viewBox="0 0 1 954">
          <text:p/>
        </draw:connector>
        <draw:custom-shape draw:style-name="gr5" draw:text-style-name="P2" xml:id="id4" draw:id="id4" draw:layer="layout" svg:width="7.302cm" svg:height="3.811cm" svg:x="6.08cm" svg:y="12.112cm">
          <text:p text:style-name="P2">x=start, x&lt;=end,</text:p>
          <text:p text:style-name="P2">x+=step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2" draw:layer="layout" svg:x1="9.732cm" svg:y1="10.842cm" svg:x2="9.731cm" svg:y2="12.112cm" draw:start-shape="id3" draw:start-glue-point="8" draw:end-shape="id4" draw:end-glue-point="4" svg:d="M9732 10842v634h-1v636" svg:viewBox="0 0 2 1271">
          <text:p/>
        </draw:connector>
        <draw:custom-shape draw:style-name="gr1" draw:text-style-name="P1" draw:layer="layout" svg:width="4.762cm" svg:height="1.905cm" svg:x="14.652cm" svg:y="13.065cm">
          <text:p text:style-name="P1">Остановка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draw:layer="layout" svg:width="5.397cm" svg:height="2.858cm" svg:x="7.033cm" svg:y="17.191cm">
          <text:p text:style-name="P1">y=sin(x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7" draw:id="id7" draw:layer="layout" svg:width="7.303cm" svg:height="2.857cm" svg:x="5.762cm" svg:y="21.319cm">
          <text:p text:style-name="P1">Вывод</text:p>
          <text:p text:style-name="P1">x,y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6" draw:text-style-name="P3" draw:layer="layout" svg:x1="9.572cm" svg:y1="15.922cm" svg:x2="9.572cm" svg:y2="17.192cm">
          <text:p/>
        </draw:line>
        <draw:line draw:style-name="gr7" draw:text-style-name="P3" draw:layer="layout" svg:x1="9.572cm" svg:y1="20.049cm" svg:x2="9.572cm" svg:y2="21.319cm">
          <text:p/>
        </draw:line>
        <draw:line draw:style-name="gr8" draw:text-style-name="P3" xml:id="id5" draw:id="id5" draw:layer="layout" svg:x1="2.905cm" svg:y1="14.017cm" svg:x2="6.08cm" svg:y2="14.017cm">
          <text:p/>
        </draw:line>
        <draw:connector draw:style-name="gr3" draw:text-style-name="P2" xml:id="id6" draw:id="id6" draw:layer="layout" svg:x1="2.905cm" svg:y1="14.017cm" svg:x2="2.907cm" svg:y2="25.883cm" draw:start-shape="id5" draw:start-glue-point="3" svg:d="M2905 14017v6258h2v5608" svg:viewBox="0 0 3 11867">
          <text:p/>
        </draw:connector>
        <draw:connector draw:style-name="gr3" draw:text-style-name="P2" draw:layer="layout" svg:x1="2.907cm" svg:y1="25.883cm" svg:x2="9.414cm" svg:y2="24.176cm" draw:start-shape="id6" draw:start-glue-point="3" draw:end-shape="id7" draw:end-glue-point="8" svg:d="M2907 25883h6507v-1707" svg:viewBox="0 0 6508 1708">
          <text:p/>
        </draw:connector>
        <draw:line draw:style-name="gr9" draw:text-style-name="P3" draw:layer="layout" svg:x1="13.382cm" svg:y1="14.017cm" svg:x2="14.652cm" svg:y2="14.01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15T14:36:30.091127715</meta:creation-date>
    <dc:date>2024-09-15T15:55:24.939575384</dc:date>
    <meta:editing-duration>PT13M10S</meta:editing-duration>
    <meta:editing-cycles>2</meta:editing-cycles>
    <meta:generator>LibreOffice/7.3.7.2$Linux_X86_64 LibreOffice_project/30$Build-2</meta:generator>
    <meta:document-statistic meta:object-count="16"/>
  </office:meta>
</office:document-meta>
</file>